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span text:style-name="rststyle-whitespace"> </text:span>
        <text:span text:style-name="rststyle-whitespace"> </text:span>
        <text:span text:style-name="rststyle-whitespace"> </text:span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span text:style-name="rststyle-whitespace"> </text:span>
        <text:span text:style-name="rststyle-whitespace"> </text:span>
        <text:span text:style-name="rststyle-whitespace"> </text:span>
        <text:p text:style-name="rststyle-textbody">Apache kurmak için:</text:p>
        <ns0:p ns0:style-name="rststyle-codeblock">$ apt install apache2</ns0:p>
        <text:span text:style-name="rststyle-whitespace"> </text:span>
        <text:span text:style-name="rststyle-whitespace"> </text:span>
        <text:span text:style-name="rststyle-whitespace"> </text:span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whitespace">
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span text:style-name="rststyle-whitespace">
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span text:style-name="rststyle-whitespace">
    </text:span>
        <text:span text:style-name="rststyle-punctuation">|</text:span>
        <text:span text:style-name="rststyle-whitespace"> </text:span>
        <text:span text:style-name="rststyle-whitespace">
    </text:span>
        <text:span text:style-name="rststyle-punctuation">|</text:span>
        <text:span text:style-name="rststyle-whitespace"> </text:span>
        <text:span text:style-name="rststyle-whitespace">
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whitespace">
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    </text:span>
          <text:span text:style-name="rststyle-punctuation">|</text:span>
          <text:span text:style-name="rststyle-whitespace"> </text:span>
          <text:span text:style-name="rststyle-whitespace">
    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 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        </text:span>
          <text:span text:style-name="rststyle-punctuation">|</text:span>
          <text:span text:style-name="rststyle-whitespace"> </text:span>
          <text:span text:style-name="rststyle-whitespace">
  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
</text:span>
          <text:span text:style-name="rststyle-literal">
            <text:span text:style-name="rststyle-number">10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number">13</text:span>
          </text:span>
          <text:span text:style-name="rststyle-whitespace">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whitespace">
</text:span>
          <text:span text:style-name="rststyle-punctuation">|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
</text:span>
          <text:span text:style-name="rststyle-literal">
            <text:span text:style-name="rststyle-number">5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number">1</text:span>
          </text:span>
          <text:span text:style-name="rststyle-whitespace">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literal">
            <text:span text:style-name="rststyle-number">10</text:span>
         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literal">
            <text:span text:style-name="rststyle-number">01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number">2020</text:span>
          </text:span>
          <text:span text:style-name="rststyle-whitespace"> </text:span>
          <text:span text:style-name="rststyle-literal">
            <text:span text:style-name="rststyle-number">11</text:span>
         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396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035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805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935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whitespace">
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whitespace">
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whitespace">
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whitespace">
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whitespace">
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whitespace">
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whitespace">
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whitespace"> </text:span>
          <text:span text:style-name="rststyle-operator">(){</text:span>
          <text:span text:style-name="rststyle-whitespace">
    </text:span>
          <text:span text:style-name="rststyle-keyword">while</text:span>
          <text:span text:style-name="rststyle-whitespace"> </text:span>
          <text:span text:style-name="rststyle-name">
            <text:span text:style-name="rststyle-builtin">read</text:span>
          </text:span>
          <text:span text:style-name="rststyle-whitespace"> </text:span>
          <text:span text:style-name="rststyle-whitespace"> </text:span>
          <text:span text:style-name="rststyle-punctuation">;</text:span>
          <text:span text:style-name="rststyle-whitespace"> </text:span>
          <text:span text:style-name="rststyle-keyword">do</text:span>
          <text:span text:style-name="rststyle-whitespace">
        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name">
            <text:span text:style-name="rststyle-variable">$line</text:span>
         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whitespace">
        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name">
            <text:span text:style-name="rststyle-variable">$line</text:span>
         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whitespace">
       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whitespace"> </text:span>
          <text:span text:style-name="rststyle-whitespace"> 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whitespace">
    </text:span>
          <text:span text:style-name="rststyle-keyword">done</text:span>
          <text:span text:style-name="rststyle-whitespace">
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whitespace"> 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cd</text:span>
         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 </text:span>
          <text:span text:style-name="rststyle-whitespace"> 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p text:style-name="rststyle-textbody">Eğer gpg anahtarınız yoksa oluşturmak için:</text:p>
          <ns0:p ns0:style-name="rststyle-codeblock">$ gpg --gen-key</ns0:p>
          <text:span text:style-name="rststyle-whitespace"> </text:span>
          <text:span text:style-name="rststyle-whitespace"> </text:span>
          <text:p text:style-name="rststyle-textbody">Oluşturduğumuz gpg anahtarını listelemek için:</text:p>
          <ns0:p ns0:style-name="rststyle-codeblock">$ gpg --list-keys</ns0:p>
          <text:span text:style-name="rststyle-whitespace"> </text:span>
          <text:span text:style-name="rststyle-whitespace"> </text:span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  <text:span text:style-name="rststyle-whitespace"> </text:span>
          <text:span text:style-name="rststyle-whitespace">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8T22:04:06</meta:creation-date>
    <dc:creator>a</dc:creator>
    <dc:date>2023-09-18T22:04:06</dc:date>
    <dc:language>en-US</dc:language>
    <meta:editing-cycles>1</meta:editing-cycles>
    <meta:editing-duration>PT00M01S</meta:editing-duration>
    <dc:title>Debian için depo oluşturma</dc:title>
  </office:meta>
</office:document-meta>
</file>